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171000000BCED013EF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cm" svg:height="3cm" svg:x="2.1cm" svg:y="8.25cm">
          <text:p text:style-name="P1"><text:span text:style-name="T1">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9.1cm" svg:y="8.304cm">
          <text:p text:style-name="P1"><text:span text:style-name="T1">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6.168cm" svg:y="8.25cm">
          <text:p text:style-name="P1"><text:span text:style-name="T1">H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cm" svg:height="3cm" svg:x="23.2cm" svg:y="8.25cm">
          <text:p text:style-name="P1"><text:span text:style-name="T1">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4.7cm" svg:y1="11.25cm" svg:x2="3.6cm" svg:y2="11.25cm" draw:start-shape="id1" draw:start-glue-point="8" draw:end-shape="id2" draw:end-glue-point="8" svg:d="m24700 11250c0 789-21100 789-21100 0">
          <text:p/>
        </draw:connector>
        <draw:frame draw:style-name="gr3" draw:text-style-name="P2" draw:layer="layout" svg:width="2.414cm" svg:height="1.67cm" svg:x="2.486cm" svg:y="4cm">
          <draw:image xlink:href="Pictures/1000000000000171000000BCED013EF7.jpg" xlink:type="simple" xlink:show="embed" xlink:actuate="onLoad">
            <text:p/>
          </draw:image>
        </draw:frame>
        <draw:frame draw:style-name="gr3" draw:text-style-name="P2" draw:layer="layout" svg:width="3.4cm" svg:height="1.17cm" svg:x="9.2cm" svg:y="4.5cm">
          <draw:image xlink:href="Pictures/1000000000000171000000BCED013EF7.jpg" xlink:type="simple" xlink:show="embed" xlink:actuate="onLoad">
            <text:p/>
          </draw:image>
        </draw:frame>
        <draw:frame draw:style-name="gr3" draw:text-style-name="P2" draw:layer="layout" svg:width="3.4cm" svg:height="1.67cm" svg:x="15.9cm" svg:y="4cm">
          <draw:image xlink:href="Pictures/1000000000000171000000BCED013EF7.jpg" xlink:type="simple" xlink:show="embed" xlink:actuate="onLoad">
            <text:p/>
          </draw:image>
        </draw:frame>
        <draw:frame draw:style-name="gr3" draw:text-style-name="P2" draw:layer="layout" svg:width="2cm" svg:height="1.67cm" svg:x="23.6cm" svg:y="4cm">
          <draw:image xlink:href="Pictures/1000000000000171000000BCED013EF7.jpg" xlink:type="simple" xlink:show="embed" xlink:actuate="onLoad">
            <text:p/>
          </draw:image>
        </draw:frame>
        <draw:g>
          <draw:line draw:style-name="gr4" draw:text-style-name="P2" draw:layer="layout" svg:x1="2.1cm" svg:y1="5.7cm" svg:x2="5.6cm" svg:y2="5.7cm">
            <text:p/>
          </draw:line>
          <draw:line draw:style-name="gr4" draw:text-style-name="P2" draw:layer="layout" svg:x1="2.428cm" svg:y1="6.088cm" svg:x2="2.428cm" svg:y2="3.548cm">
            <text:p/>
          </draw:line>
        </draw:g>
        <draw:g>
          <draw:line draw:style-name="gr4" draw:text-style-name="P2" draw:layer="layout" svg:x1="9.2cm" svg:y1="5.7cm" svg:x2="12.7cm" svg:y2="5.7cm">
            <text:p/>
          </draw:line>
          <draw:line draw:style-name="gr4" draw:text-style-name="P2" draw:layer="layout" svg:x1="9.528cm" svg:y1="6.088cm" svg:x2="9.528cm" svg:y2="3.548cm">
            <text:p/>
          </draw:line>
        </draw:g>
        <draw:g>
          <draw:line draw:style-name="gr4" draw:text-style-name="P2" draw:layer="layout" svg:x1="15.8cm" svg:y1="5.652cm" svg:x2="19.3cm" svg:y2="5.652cm">
            <text:p/>
          </draw:line>
          <draw:line draw:style-name="gr4" draw:text-style-name="P2" draw:layer="layout" svg:x1="16.128cm" svg:y1="6.04cm" svg:x2="16.128cm" svg:y2="3.5cm">
            <text:p/>
          </draw:line>
        </draw:g>
        <draw:g>
          <draw:line draw:style-name="gr4" draw:text-style-name="P2" draw:layer="layout" svg:x1="23cm" svg:y1="5.7cm" svg:x2="26.5cm" svg:y2="5.7cm">
            <text:p/>
          </draw:line>
          <draw:line draw:style-name="gr4" draw:text-style-name="P2" draw:layer="layout" svg:x1="23.328cm" svg:y1="6.088cm" svg:x2="23.328cm" svg:y2="3.548cm">
            <text:p/>
          </draw:line>
        </draw:g>
        <draw:frame draw:style-name="gr5" draw:text-style-name="P4" draw:layer="layout" svg:width="2.103cm" svg:height="1.287cm" svg:x="5.954cm" svg:y="8.5cm">
          <draw:text-box>
            <text:p text:style-name="P3"><text:span text:style-name="T1">a</text:span><text:span text:style-name="T2">HS-FF</text:span></text:p>
          </draw:text-box>
        </draw:frame>
        <draw:frame draw:style-name="gr5" draw:text-style-name="P4" draw:layer="layout" svg:width="2.145cm" svg:height="1.287cm" svg:x="13.063cm" svg:y="8.53cm">
          <draw:text-box>
            <text:p text:style-name="P3"><text:span text:style-name="T1">a</text:span><text:span text:style-name="T2">FF-HO</text:span></text:p>
          </draw:text-box>
        </draw:frame>
        <draw:frame draw:style-name="gr5" draw:text-style-name="P4" draw:layer="layout" svg:width="2.196cm" svg:height="1.287cm" svg:x="19.964cm" svg:y="8.53cm">
          <draw:text-box>
            <text:p text:style-name="P3"><text:span text:style-name="T1">a</text:span><text:span text:style-name="T2">HO-TO</text:span></text:p>
          </draw:text-box>
        </draw:frame>
        <draw:frame draw:style-name="gr5" draw:text-style-name="P4" draw:layer="layout" svg:width="2.153cm" svg:height="1.287cm" svg:x="13.5cm" svg:y="11.7cm">
          <draw:text-box>
            <text:p text:style-name="P3"><text:span text:style-name="T1">a</text:span><text:span text:style-name="T2">TO-HS</text:span></text:p>
          </draw:text-box>
        </draw:frame>
        <draw:frame draw:style-name="gr5" draw:text-style-name="P4" draw:layer="layout" svg:width="2.174cm" svg:height="1.287cm" svg:x="2.045cm" svg:y="6.262cm">
          <draw:text-box>
            <text:p text:style-name="P3"><text:span text:style-name="T1">a</text:span><text:span text:style-name="T2">HS-HS</text:span></text:p>
          </draw:text-box>
        </draw:frame>
        <draw:connector draw:style-name="gr6" draw:text-style-name="P2" draw:layer="layout" draw:type="curve" svg:x1="2.539cm" svg:y1="8.689cm" svg:x2="3.6cm" svg:y2="8.25cm" draw:start-shape="id2" draw:start-glue-point="5" draw:end-shape="id2" draw:end-glue-point="4" svg:d="m2539 8689c0-1447 1061-1228 1061-439">
          <text:p/>
        </draw:connector>
        <draw:connector draw:style-name="gr6" draw:text-style-name="P2" draw:layer="layout" draw:type="curve" svg:x1="9.539cm" svg:y1="8.743cm" svg:x2="10.637cm" svg:y2="8.318cm" draw:start-shape="id3" draw:start-glue-point="5" svg:d="m9539 8743c0-1447 1098-1235 1098-425">
          <text:p/>
        </draw:connector>
        <draw:connector draw:style-name="gr6" draw:text-style-name="P2" draw:layer="layout" draw:type="curve" svg:x1="16.607cm" svg:y1="8.689cm" svg:x2="17.774cm" svg:y2="8.389cm" draw:start-shape="id4" draw:start-glue-point="5" svg:d="m16607 8689c0-1447 1167-1297 1167-300">
          <text:p/>
        </draw:connector>
        <draw:connector draw:style-name="gr4" draw:text-style-name="P2" draw:layer="layout" draw:type="line" svg:x1="5.1cm" svg:y1="9.75cm" svg:x2="9.1cm" svg:y2="9.804cm" draw:start-shape="id2" draw:start-glue-point="10" draw:end-shape="id3" draw:end-glue-point="6" svg:d="m5100 9750 4000 54">
          <text:p/>
        </draw:connector>
        <draw:connector draw:style-name="gr4" draw:text-style-name="P2" draw:layer="layout" draw:type="line" svg:x1="12.1cm" svg:y1="9.804cm" svg:x2="16.168cm" svg:y2="9.75cm" draw:start-shape="id3" draw:start-glue-point="10" draw:end-shape="id4" draw:end-glue-point="6" svg:d="m12100 9804 4068-54">
          <text:p/>
        </draw:connector>
        <draw:connector draw:style-name="gr4" draw:text-style-name="P2" draw:layer="layout" draw:type="line" svg:x1="19.168cm" svg:y1="9.75cm" svg:x2="23.2cm" svg:y2="9.75cm" draw:start-shape="id4" draw:start-glue-point="10" draw:end-shape="id1" draw:end-glue-point="6" svg:d="m19168 9750h4032">
          <text:p/>
        </draw:connector>
        <draw:frame draw:style-name="gr5" draw:text-style-name="P4" draw:layer="layout" svg:width="2.132cm" svg:height="1.287cm" svg:x="23.512cm" svg:y="6.262cm">
          <draw:text-box>
            <text:p text:style-name="P3"><text:span text:style-name="T1">a</text:span><text:span text:style-name="T2">TO-TO</text:span></text:p>
          </draw:text-box>
        </draw:frame>
        <draw:frame draw:style-name="gr5" draw:text-style-name="P4" draw:layer="layout" svg:width="2.259cm" svg:height="1.287cm" svg:x="16.113cm" svg:y="6.262cm">
          <draw:text-box>
            <text:p text:style-name="P3"><text:span text:style-name="T1">a</text:span><text:span text:style-name="T2">HO-HO</text:span></text:p>
          </draw:text-box>
        </draw:frame>
        <draw:frame draw:style-name="gr5" draw:text-style-name="P4" draw:layer="layout" svg:width="2.031cm" svg:height="1.287cm" svg:x="9.014cm" svg:y="6.262cm">
          <draw:text-box>
            <text:p text:style-name="P3"><text:span text:style-name="T1">a</text:span><text:span text:style-name="T2">FF-FF</text:span></text:p>
          </draw:text-box>
        </draw:frame>
        <draw:connector draw:style-name="gr6" draw:text-style-name="P2" draw:layer="layout" draw:type="curve" draw:line-skew="0.073cm" svg:x1="23.677cm" svg:y1="8.584cm" svg:x2="24.844cm" svg:y2="8.284cm" svg:d="m23677 8584c0-1300 1167-1150 1167-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9H9M57S</meta:editing-duration>
    <meta:editing-cycles>10</meta:editing-cycles>
    <meta:generator>OpenOffice.org/3.3$Win32 OpenOffice.org_project/330m20$Build-9567</meta:generator>
    <dc:date>2012-02-20T07:00:14.09</dc:date>
    <dc:creator>Bilbo Baggins</dc:creator>
    <meta:document-statistic meta:object-count="36"/>
  </office:meta>
</office:document-meta>
</file>